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51.05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_E</text:p>
          </table:table-cell>
          <table:table-cell office:value-type="string" calcext:value-type="string">
            <text:p>ENC_W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3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4"/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otorE_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otorE_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1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3"/>
          <table:table-cell office:value-type="string" calcext:value-type="string">
            <text:p>check apertura tetto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torE_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MotorW_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ecorsa_open_motor_E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MotorW_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MotorW_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clk_e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t_w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4" office:value-type="string" calcext:value-type="string">
            <text:p>Finecorsa_open_motor_W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ine corsa closed west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4" office:value-type="string" calcext:value-type="string">
            <text:p>Finecorsa_closed_motor_E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ce10"/>
        <table:table-column table:style-name="co7" table:number-columns-repeated="2" table:default-cell-style-name="ce1"/>
        <table:table-column table:style-name="co1" table:default-cell-style-name="ce16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1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open</text:p>
          </table:table-cell>
          <table:table-cell table:style-name="ce7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assa _tetto</text:p>
          </table:table-cell>
          <table:table-cell table:style-name="ce8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closed</text:p>
          </table:table-cell>
          <table:table-cell table:style-name="ce7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oof_open</text:p>
          </table:table-cell>
          <table:table-cell table:style-name="ce7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roof_closed</text:p>
          </table:table-cell>
          <table:table-cell table:style-name="ce7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5" office:value-type="string" calcext:value-type="string">
            <text:p>GPIO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5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otorE_E</text:p>
          </table:table-cell>
          <table:table-cell table:style-name="ce7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otorE_A</text:p>
          </table:table-cell>
          <table:table-cell table:style-name="ce7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GPIO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otorE_B</text:p>
          </table:table-cell>
          <table:table-cell table:style-name="ce7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GPIO16</text:p>
          </table:table-cell>
          <table:table-cell table:style-name="ce1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GPIO20</text:p>
          </table:table-cell>
          <table:table-cell table:style-name="ce1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GPIO21</text:p>
          </table:table-cell>
          <table:table-cell table:style-name="ce1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09:56:13.93541160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02-13T12:36:12.023371418</dc:date>
    <dc:creator>Raniero Albanesi</dc:creator>
    <meta:editing-duration>PT3H59M25S</meta:editing-duration>
    <meta:editing-cycles>9</meta:editing-cycles>
    <meta:generator>LibreOffice/5.1.6.2$Linux_x86 LibreOffice_project/10m0$Build-2</meta:generator>
    <meta:document-statistic meta:table-count="2" meta:cell-count="166" meta:object-count="0"/>
  </office:meta>
</office:document-meta>
</file>